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12a4d4" officeooo:paragraph-rsid="0012a4d4"/>
    </style:style>
    <style:style style:name="P2" style:family="paragraph" style:parent-style-name="Text_20_body">
      <style:text-properties officeooo:rsid="001989c8" officeooo:paragraph-rsid="001989c8"/>
    </style:style>
    <style:style style:name="P3" style:family="paragraph" style:parent-style-name="Text_20_body">
      <style:text-properties officeooo:rsid="001b3461" officeooo:paragraph-rsid="001b3461"/>
    </style:style>
    <style:style style:name="P4" style:family="paragraph" style:parent-style-name="Text_20_body" style:list-style-name="L1"/>
    <style:style style:name="P5" style:family="paragraph" style:parent-style-name="Text_20_body">
      <style:text-properties officeooo:rsid="002454fb" officeooo:paragraph-rsid="002454fb"/>
    </style:style>
    <style:style style:name="P6" style:family="paragraph" style:parent-style-name="Text_20_body">
      <style:text-properties officeooo:rsid="002626b1" officeooo:paragraph-rsid="002626b1"/>
    </style:style>
    <style:style style:name="P7" style:family="paragraph" style:parent-style-name="Text_20_body">
      <style:text-properties officeooo:rsid="0029264e" officeooo:paragraph-rsid="0029264e"/>
    </style:style>
    <style:style style:name="P8" style:family="paragraph" style:parent-style-name="Text_20_body">
      <style:text-properties officeooo:rsid="002a541b" officeooo:paragraph-rsid="002a541b"/>
    </style:style>
    <style:style style:name="P9" style:family="paragraph" style:parent-style-name="Text_20_body">
      <style:text-properties officeooo:rsid="002c394b" officeooo:paragraph-rsid="002c394b"/>
    </style:style>
    <style:style style:name="P10" style:family="paragraph" style:parent-style-name="Text_20_body" style:list-style-name="L4">
      <style:text-properties officeooo:rsid="002c394b" officeooo:paragraph-rsid="002c394b"/>
    </style:style>
    <style:style style:name="P11" style:family="paragraph" style:parent-style-name="Text_20_body" style:list-style-name="L4">
      <style:text-properties officeooo:rsid="002cf5b4" officeooo:paragraph-rsid="002cf5b4"/>
    </style:style>
    <style:style style:name="P12" style:family="paragraph" style:parent-style-name="Text_20_body">
      <style:text-properties officeooo:rsid="002ea8d5" officeooo:paragraph-rsid="002ea8d5"/>
    </style:style>
    <style:style style:name="P13" style:family="paragraph" style:parent-style-name="Text_20_body">
      <style:text-properties officeooo:rsid="002edff4" officeooo:paragraph-rsid="002edff4"/>
    </style:style>
    <style:style style:name="P14" style:family="paragraph" style:parent-style-name="Text_20_body" style:list-style-name="L5">
      <style:text-properties officeooo:rsid="00300516" officeooo:paragraph-rsid="00300516"/>
    </style:style>
    <style:style style:name="P15" style:family="paragraph" style:parent-style-name="Text_20_body" style:list-style-name="L5">
      <style:text-properties officeooo:rsid="0030bf54" officeooo:paragraph-rsid="0030bf54"/>
    </style:style>
    <style:style style:name="P16" style:family="paragraph" style:parent-style-name="Text_20_body" style:list-style-name="L5">
      <style:text-properties officeooo:rsid="0030dff7" officeooo:paragraph-rsid="0030dff7"/>
    </style:style>
    <style:style style:name="P17" style:family="paragraph" style:parent-style-name="Text_20_body" style:list-style-name="L5">
      <style:text-properties officeooo:rsid="00318d1b" officeooo:paragraph-rsid="00318d1b"/>
    </style:style>
    <style:style style:name="P18" style:family="paragraph" style:parent-style-name="Text_20_body" style:list-style-name="L5">
      <style:text-properties officeooo:rsid="0031faa6" officeooo:paragraph-rsid="0031faa6"/>
    </style:style>
    <style:style style:name="P19" style:family="paragraph" style:parent-style-name="Text_20_body" style:list-style-name="L5">
      <style:text-properties officeooo:rsid="00335aaa" officeooo:paragraph-rsid="00335aaa"/>
    </style:style>
    <style:style style:name="P20" style:family="paragraph" style:parent-style-name="Text_20_body" style:list-style-name="L5">
      <style:text-properties officeooo:rsid="00350106" officeooo:paragraph-rsid="00350106"/>
    </style:style>
    <style:style style:name="P21" style:family="paragraph" style:parent-style-name="Text_20_body">
      <style:text-properties officeooo:rsid="00350106" officeooo:paragraph-rsid="00350106"/>
    </style:style>
    <style:style style:name="P22" style:family="paragraph" style:parent-style-name="Text_20_body" style:list-style-name="L1">
      <style:paragraph-properties fo:margin-top="0in" fo:margin-bottom="0in" style:contextual-spacing="false"/>
    </style:style>
    <style:style style:name="P23" style:family="paragraph" style:parent-style-name="Text_20_body">
      <style:paragraph-properties fo:break-before="page"/>
      <style:text-properties officeooo:rsid="002ea8d5" officeooo:paragraph-rsid="002ea8d5"/>
    </style:style>
    <style:style style:name="P24" style:family="paragraph" style:parent-style-name="Heading_20_1">
      <style:paragraph-properties fo:break-before="page"/>
      <style:text-properties officeooo:paragraph-rsid="0020d61b"/>
    </style:style>
    <style:style style:name="P2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officeooo:rsid="001989c8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7de38" style:font-weight-asian="bold" style:font-weight-complex="bold"/>
    </style:style>
    <style:style style:name="T6" style:family="text">
      <style:text-properties fo:font-weight="bold" officeooo:rsid="0031b30f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7de38" style:font-weight-asian="normal" style:font-weight-complex="normal"/>
    </style:style>
    <style:style style:name="T9" style:family="text">
      <style:text-properties fo:font-weight="normal" officeooo:rsid="0029264e" style:font-weight-asian="normal" style:font-weight-complex="normal"/>
    </style:style>
    <style:style style:name="T10" style:family="text">
      <style:text-properties fo:font-weight="normal" officeooo:rsid="002c394b" style:font-weight-asian="normal" style:font-weight-complex="normal"/>
    </style:style>
    <style:style style:name="T11" style:family="text">
      <style:text-properties fo:font-weight="normal" officeooo:rsid="0031b30f" style:font-weight-asian="normal" style:font-weight-complex="normal"/>
    </style:style>
    <style:style style:name="T12" style:family="text">
      <style:text-properties fo:font-weight="normal" officeooo:rsid="003613ac" style:font-weight-asian="normal" style:font-weight-complex="normal"/>
    </style:style>
    <style:style style:name="T13" style:family="text">
      <style:text-properties fo:font-weight="normal" officeooo:rsid="00374028" style:font-weight-asian="normal" style:font-weight-complex="normal"/>
    </style:style>
    <style:style style:name="T14" style:family="text">
      <style:text-properties officeooo:rsid="0022cfb9"/>
    </style:style>
    <style:style style:name="T15" style:family="text">
      <style:text-properties officeooo:rsid="0024a3e6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5"><text:a xlink:type="simple" xlink:href="#__RefHeading__50_381864056">Introduction<text:tab/>1</text:a></text:p>
          <text:p text:style-name="P25"><text:a xlink:type="simple" xlink:href="#__RefHeading__52_381864056">Summary<text:tab/>1</text:a></text:p>
          <text:p text:style-name="P25"><text:a xlink:type="simple" xlink:href="#__RefHeading__96_381864056">Details<text:tab/>2</text:a></text:p>
          <text:p text:style-name="P26"><text:a xlink:type="simple" xlink:href="#__RefHeading__98_381864056">void main()<text:tab/>2</text:a></text:p>
          <text:p text:style-name="P27"><text:a xlink:type="simple" xlink:href="#__RefHeading__277_381864056">Game Setup<text:tab/>2</text:a></text:p>
          <text:p text:style-name="P27"><text:a xlink:type="simple" xlink:href="#__RefHeading__279_381864056">Game Loop<text:tab/>2</text:a></text:p>
        </text:index-body>
      </text:table-of-content>
      <text:p text:style-name="Text_20_body"/>
      <text:h text:style-name="Heading_20_1" text:outline-level="1"><text:bookmark-start text:name="__RefHeading__50_381864056"/>Introduction<text:bookmark-end text:name="__RefHeading__50_381864056"/></text:h>
      <text:p text:style-name="P2">This challenge assignment is <text:span text:style-name="T2">optional</text:span><text:span text:style-name="T3"> and meant to replace certain assignment scores if you think that the usual assignment is below your level.</text:span></text:p>
      <text:p text:style-name="P2"/>
      <text:h text:style-name="Heading_20_1" text:outline-level="1"><text:bookmark-start text:name="__RefHeading__52_381864056"/><text:span text:style-name="T3">Summary</text:span><text:bookmark-end text:name="__RefHeading__52_381864056"/></text:h>
      <text:p text:style-name="P3">This Java program will begin running. It should generate a random number between 0 and 10. The player gets 5 guesses to guess the number.</text:p>
      <text:p text:style-name="Text_20_body">Continue looping through the following code until either the player has guessed the correct number, or the player is out of guesses:</text:p>
      <text:list xml:id="list6010345211663749793" text:style-name="L1">
        <text:list-item>
          <text:p text:style-name="P22">Ask the player to guess a number</text:p>
        </text:list-item>
        <text:list-item>
          <text:p text:style-name="P22">Check to see if that number is greater, less than, or equal.</text:p>
        </text:list-item>
        <text:list-item>
          <text:p text:style-name="P22">If it is equal, the player has won. Stop looping and display "You Win!"</text:p>
        </text:list-item>
        <text:list-item>
          <text:p text:style-name="P22">Otherwise, tell the player if their guess is too high or too low.</text:p>
        </text:list-item>
        <text:list-item>
          <text:p text:style-name="P4">If the player is out of guesses, stop looping and display "You Lose!"</text:p>
        </text:list-item>
      </text:list>
      <text:p text:style-name="P3"/>
      <text:h text:style-name="P24" text:outline-level="1"><text:bookmark-start text:name="__RefHeading__96_381864056"/><text:span text:style-name="T3">Details</text:span><text:bookmark-end text:name="__RefHeading__96_381864056"/></text:h>
      <text:p text:style-name="Text_20_body">You will create a class named <text:span text:style-name="T4">NumberGuesserProgram</text:span>. <text:span text:style-name="T14">You will add methods within to flesh out the program's functionality.</text:span></text:p>
      <text:h text:style-name="Heading_20_2" text:outline-level="2"><text:bookmark-start text:name="__RefHeading__98_381864056"/>void <text:span text:style-name="T15">main</text:span>()<text:bookmark-end text:name="__RefHeading__98_381864056"/></text:h>
      <text:p text:style-name="P5">This is the method that the user will run to begin the game.</text:p>
      <text:h text:style-name="Heading_20_3" text:outline-level="3"><text:bookmark-start text:name="__RefHeading__277_381864056"/>Game Setup<text:bookmark-end text:name="__RefHeading__277_381864056"/></text:h>
      <text:p text:style-name="P6">To set up the game, you will need to generate a random number. Use Java's <text:span text:style-name="T4">Random</text:span><text:span text:style-name="T7"> object to generate a number between </text:span><text:span text:style-name="T4">[1, 10]</text:span><text:span text:style-name="T7"> (1 to 10, </text:span><text:span text:style-name="T17">including</text:span><text:span text:style-name="T7"> 1 and 10.) </text:span><text:span text:style-name="T8">Store this in a variable named </text:span><text:span text:style-name="T5">randomNumber</text:span><text:span text:style-name="T8">. </text:span><text:span text:style-name="T9">It should be of type int.</text:span></text:p>
      <text:p text:style-name="P7"><text:span text:style-name="T8">C</text:span><text:span text:style-name="T7">reate another variable called </text:span><text:span text:style-name="T4">guessesRemaining</text:span><text:span text:style-name="T7">. It should be of type int and initialized to the value of 5, so that the player gets 5 guesses.</text:span></text:p>
      <text:p text:style-name="Text_20_body"/>
      <text:h text:style-name="Heading_20_3" text:outline-level="3"><text:bookmark-start text:name="__RefHeading__279_381864056"/>Game Loop<text:bookmark-end text:name="__RefHeading__279_381864056"/></text:h>
      <text:p text:style-name="P8">Create a game loop by using a <text:span text:style-name="T4">while loop</text:span><text:span text:style-name="T7"> to continue </text:span><text:span text:style-name="T10">running the program until the game is over.</text:span></text:p>
      <text:p text:style-name="P9"><text:span text:style-name="T7">The game is over either when:</text:span></text:p>
      <text:list xml:id="list3685511675500050431" text:style-name="L4">
        <text:list-item>
          <text:p text:style-name="P10">The amount of <text:span text:style-name="T4">guessesRemaining</text:span><text:span text:style-name="T7"> is less than 0.</text:span></text:p>
        </text:list-item>
        <text:list-item>
          <text:p text:style-name="P11"><text:span text:style-name="T7">The player has successfully guessed the random number.</text:span></text:p>
        </text:list-item>
      </text:list>
      <text:p text:style-name="P12"><text:span text:style-name="T7">You might want to create a </text:span><text:span text:style-name="T4">boolean</text:span><text:span text:style-name="T7"> variable like “isRunning” or “isDone”, and have the while loop continue looping while </text:span><text:span text:style-name="T4">isRunning</text:span><text:span text:style-name="T7"> is true or </text:span><text:span text:style-name="T4">isDone</text:span><text:span text:style-name="T7"> is false. Then, within the loop you can set these to the appropriate value if an ending condition is hit. </text:span><text:span text:style-name="T11">Alternatively, you may use </text:span><text:span text:style-name="T6">break;</text:span><text:span text:style-name="T11">, but you will have to look up how to use this.</text:span></text:p>
      <text:p text:style-name="P12"/>
      <text:p text:style-name="P23"/>
      <text:p text:style-name="P13"><text:span text:style-name="T7">Within the loop:</text:span></text:p>
      <text:list xml:id="list49855250250656439" text:style-name="L5">
        <text:list-item>
          <text:p text:style-name="P14"><text:span text:style-name="T7">Ask the user to enter a number guess.</text:span></text:p>
        </text:list-item>
        <text:list-item>
          <text:p text:style-name="P14"><text:span text:style-name="T7">Get the user's input. Store it in an integer called </text:span><text:span text:style-name="T4">guess</text:span><text:span text:style-name="T7">. Use the </text:span><text:span text:style-name="T4">Scanner</text:span><text:span text:style-name="T7"> class to get the user's input.</text:span></text:p>
        </text:list-item>
        <text:list-item>
          <text:p text:style-name="P15"><text:span text:style-name="T7">Check to see if the </text:span><text:span text:style-name="T4">guess</text:span><text:span text:style-name="T7"> is correct – is it equal to the </text:span><text:span text:style-name="T4">randomNumber</text:span><text:span text:style-name="T7">?</text:span></text:p>
          <text:list>
            <text:list-item>
              <text:p text:style-name="P16"><text:span text:style-name="T7">If the guess is correct: </text:span></text:p>
              <text:list>
                <text:list-item>
                  <text:p text:style-name="P16"><text:span text:style-name="T7">Display the message “You win!”</text:span></text:p>
                </text:list-item>
                <text:list-item>
                  <text:p text:style-name="P17"><text:span text:style-name="T7">Exit the loop.</text:span></text:p>
                </text:list-item>
              </text:list>
            </text:list-item>
            <text:list-item>
              <text:p text:style-name="P18"><text:span text:style-name="T7">Otherwise, if the guess is not correct:</text:span></text:p>
              <text:list>
                <text:list-item>
                  <text:p text:style-name="P19">Display a message that indicates whether the player guessed <text:span text:style-name="T16">too low</text:span><text:span text:style-name="T18"> or </text:span><text:span text:style-name="T16">too high</text:span><text:span text:style-name="T18">.</text:span></text:p>
                </text:list-item>
                <text:list-item>
                  <text:p text:style-name="P18"><text:span text:style-name="T7">Decrease one from the </text:span><text:span text:style-name="T4">guessesRemaining</text:span><text:span text:style-name="T7"> variable.</text:span></text:p>
                </text:list-item>
                <text:list-item>
                  <text:p text:style-name="P20"><text:span text:style-name="T7">(Then the game will loop again)</text:span></text:p>
                </text:list-item>
              </text:list>
            </text:list-item>
          </text:list>
        </text:list-item>
      </text:list>
      <text:p text:style-name="P21"/>
      <text:p text:style-name="P21"><text:span text:style-name="T7">Once the </text:span><text:span text:style-name="T12">loop has finished</text:span><text:span text:style-name="T7">, display the message “Good bye!”. </text:span><text:span text:style-name="T13">Once the end of the method is reached, the program will end.</text:span></text:p>
      <text:p text:style-name="P9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style:font-name="Liberation Sans Narrow" fo:font-family="'Liberation Sans Narrow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style:font-name="Liberation Sans Narrow1" fo:font-family="'Liberation Sans Narrow'" style:font-style-name="Bold Italic" style:font-family-generic="swiss" style:font-pitch="variable" fo:font-size="95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 Narrow" fo:font-family="'Liberation Sans Narrow'" style:font-style-name="Bold" style:font-family-generic="swiss" style:font-pitch="variable" fo:font-size="22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2a4d4" officeooo:paragraph-rsid="0012a4d4"/>
    </style:style>
    <style:style style:name="MT1" style:family="text">
      <style:text-properties officeooo:rsid="001989c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hallenge Assignment #1: Number Guesser<text:tab/><text:tab/></text:span>Page <text:page-number text:select-page="current">3</text:page-number> of <text:page-count>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13:36:43.372338569</meta:creation-date>
    <meta:editing-duration>PT8M47S</meta:editing-duration>
    <meta:editing-cycles>33</meta:editing-cycles>
    <meta:generator>LibreOffice/4.2.8.2$Linux_X86_64 LibreOffice_project/420m0$Build-2</meta:generator>
    <dc:title>PageNum and ToC</dc:title>
    <dc:date>2016-06-21T13:46:33.517576915</dc:date>
    <meta:document-statistic meta:table-count="0" meta:image-count="0" meta:object-count="0" meta:page-count="3" meta:paragraph-count="43" meta:word-count="497" meta:character-count="2657" meta:non-whitespace-character-count="2217"/>
    <meta:template xlink:type="simple" xlink:actuate="onRequest" xlink:title="PageNum and ToC" xlink:href="../../../../../../.config/libreoffice/4/user/template/PageNum%20and%20ToC.ott" meta:date="2016-06-21T13:36:42.218306778"/>
  </office:meta>
</office:document-meta>
</file>